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ListParagraph" style:family="paragraph"/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ListParagraph" style:family="paragraph"/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ListParagraph" style:family="paragraph"/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ListParagraph" style:family="paragraph"/>
    <style:style style:name="T50" style:parent-style-name="DefaultParagraphFont" style:family="text">
      <style:text-properties fo:font-weight="bold" style:font-weight-asian="bold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ListParagraph" style:family="paragraph"/>
    <style:style style:name="T56" style:parent-style-name="DefaultParagraphFont" style:family="text">
      <style:text-properties fo:font-weight="bold" style:font-weight-asian="bold"/>
    </style:style>
    <style:style style:name="P57" style:parent-style-name="ListParagraph" style:family="paragraph"/>
    <style:style style:name="P58" style:parent-style-name="ListParagraph" style:family="paragraph"/>
    <style:style style:name="P59" style:parent-style-name="ListParagraph" style:family="paragraph">
      <style:paragraph-properties fo:margin-left="0.125in">
        <style:tab-stops/>
      </style:paragraph-properties>
    </style:style>
    <style:style style:name="P60" style:parent-style-name="ListParagraph" style:family="paragraph">
      <style:paragraph-properties fo:margin-left="0.125in">
        <style:tab-stops/>
      </style:paragraph-properties>
    </style:style>
    <style:style style:name="P61" style:parent-style-name="Normal" style:family="paragraph">
      <style:paragraph-properties fo:text-align="end"/>
    </style:style>
    <style:style style:name="T62" style:parent-style-name="DefaultParagraphFont" style:family="text">
      <style:text-properties fo:font-size="9pt" style:font-size-asian="9pt"/>
    </style:style>
    <style:style style:name="T63" style:parent-style-name="DefaultParagraphFont" style:family="text">
      <style:text-properties fo:font-size="9pt" style:font-size-asian="9pt"/>
    </style:style>
    <style:style style:name="T64" style:parent-style-name="DefaultParagraphFont" style:family="text">
      <style:text-properties fo:font-size="9pt" style:font-size-asian="9pt"/>
    </style:style>
    <style:style style:name="T65" style:parent-style-name="DefaultParagraphFont" style:family="text">
      <style:text-properties fo:font-size="9pt" style:font-size-asian="9pt"/>
    </style:style>
    <style:style style:name="T66" style:parent-style-name="DefaultParagraphFont" style:family="text">
      <style:text-properties fo:font-size="9pt" style:font-size-asian="9pt"/>
    </style:style>
    <style:style style:name="T67" style:parent-style-name="DefaultParagraphFont" style:family="text">
      <style:text-properties fo:font-size="9pt" style:font-size-asian="9pt"/>
    </style:style>
    <style:style style:name="T68" style:parent-style-name="Hyperlink" style:family="text">
      <style:text-properties fo:font-size="9pt" style:font-size-asian="9pt"/>
    </style:style>
    <style:style style:name="T69" style:parent-style-name="DefaultParagraphFont" style:family="text">
      <style:text-properties fo:font-size="9pt" style:font-size-asian="9pt"/>
    </style:style>
    <style:style style:name="P70" style:parent-style-name="Normal" style:family="paragraph">
      <style:paragraph-properties fo:text-align="end"/>
    </style:style>
    <style:style style:name="T71" style:parent-style-name="DefaultParagraphFont" style:family="text">
      <style:text-properties fo:font-size="9pt" style:font-size-asian="9pt"/>
    </style:style>
    <style:style style:name="T72" style:parent-style-name="DefaultParagraphFont" style:family="text">
      <style:text-properties fo:font-size="9pt" style:font-size-asian="9pt"/>
    </style:style>
    <style:style style:name="T73" style:parent-style-name="Hyperlink" style:family="text">
      <style:text-properties fo:font-size="9pt" style:font-size-asian="9pt"/>
    </style:style>
    <style:style style:name="T74" style:parent-style-name="DefaultParagraphFont" style:family="text">
      <style:text-properties fo:font-size="9pt" style:font-size-asian="9pt"/>
    </style:style>
  </office:automatic-styles>
  <office:body>
    <office:text text:use-soft-page-breaks="true">
      <text:p text:style-name="P1">Contributing to<text:s/>Wikipedia<text:s/></text:p>
      <text:h text:style-name="Heading1" text:outline-level="1">Steps</text:h>
      <text:list text:style-name="LFO12" text:continue-numbering="true">
        <text:list-item>
          <text:p text:style-name="P2">Go to Wikipedia<text:s/><text:a xlink:href="https://www.wikipedia.org" office:target-frame-name="_top" xlink:show="replace"><text:span text:style-name="Hyperlink">https://www.wikipedia.org</text:span></text:a><text:s/></text:p>
        </text:list-item>
        <text:list-item>
          <text:p text:style-name="P3"><text:span text:style-name="T4">Creat</text:span><text:span text:style-name="T5">e<text:s/></text:span><text:span text:style-name="T6">an account</text:span><text:s/>(top right) :<text:s/>No<text:s/>spaces<text:s/>nor special characters.</text:p>
        </text:list-item>
        <text:list-item>
          <text:p text:style-name="P7"><text:span text:style-name="T8">Add</text:span><text:span text:style-name="T9"><text:s/></text:span><text:span text:style-name="T10">o</text:span><text:span text:style-name="T11">ne (1)</text:span><text:span text:style-name="T12"><text:s/>source</text:span><text:span text:style-name="T13"><text:s/></text:span>(a<text:s/>bibliographic reference)<text:s/>to a<text:s/>Wikipedia<text:s/>page.</text:p>
          <text:list text:continue-numbering="true">
            <text:list-item>
              <text:p text:style-name="P14">The<text:s/>Wikipedia<text:s/>page<text:s/>must be related to your research subject.</text:p>
            </text:list-item>
            <text:list-item>
              <text:p text:style-name="P15">The<text:s/>source<text:s/>must be :</text:p>
              <text:list text:continue-numbering="true">
                <text:list-item>
                  <text:p text:style-name="P16">A scholarly article from a peer-reviewed journal.</text:p>
                </text:list-item>
                <text:list-item>
                  <text:p text:style-name="P17">OR<text:s/>a scholarly- or university press book.<text:s/>NB :<text:s/>If you cite a book, include the page (range) where the information appears.</text:p>
                </text:list-item>
              </text:list>
            </text:list-item>
            <text:list-item>
              <text:p text:style-name="P18">You must have actually read the book chapter or article.</text:p>
            </text:list-item>
          </text:list>
        </text:list-item>
        <text:list-item>
          <text:p text:style-name="P19">E-mail your Wikipedia account ID to me.<text:s text:c="2"/>I can follow your changes.<text:s/>NB :<text:s/>If you already contribute to Wikipedia, just send your username.<text:s/></text:p>
        </text:list-item>
      </text:list>
      <text:p text:style-name="ListParagraph"/>
      <text:h text:style-name="Heading1" text:outline-level="1">How to add a source ?</text:h>
      <text:list text:style-name="LFO15" text:continue-numbering="true">
        <text:list-item>
          <text:p text:style-name="P20">Find where<text:s/>to add the source<text:s/>on<text:s/>the page (this activity<text:s/>may<text:s/>take the<text:s/>most time).</text:p>
        </text:list-item>
        <text:list-item>
          <text:p text:style-name="P21">Locate the section or sentence<text:s/>to<text:s/>insert<text:s/>the source.</text:p>
        </text:list-item>
        <text:list-item>
          <text:p text:style-name="P22">Open<text:s/><text:span text:style-name="T23">Edit</text:span><text:span text:style-name="T24">,<text:s/></text:span>in<text:s/>the<text:s/>top<text:s/>banner<text:s/>(between<text:s/><text:span text:style-name="T25">Read<text:s/></text:span>and<text:span text:style-name="T26"><text:s/>Search Wikipedia</text:span>).<text:s/></text:p>
        </text:list-item>
        <text:list-item>
          <text:p text:style-name="P27">[If necessary, add a sentence for the citation.]</text:p>
        </text:list-item>
        <text:list-item>
          <text:p text:style-name="P28">Place the cursor on the word to anchor the citation (single or double-click), then open<text:s/><text:span text:style-name="T29">‘</text:span><text:span text:style-name="T30">’Cit</text:span><text:span text:style-name="T31">e</text:span><text:s/>on<text:s/>top.</text:p>
          <text:list text:continue-numbering="true">
            <text:list-item>
              <text:p text:style-name="P32">If you have an ISBN or DOI, use<text:s/><text:span text:style-name="T33">Automatic</text:span><text:s/>and paste it in.<text:s/>Click<text:s/><text:span text:style-name="T34">Generate</text:span>.<text:s/>Then<text:s/><text:span text:style-name="T35">Insert</text:span>.</text:p>
              <text:list text:continue-numbering="true">
                <text:list-item>
                  <text:p text:style-name="P36">If it is a book:<text:s/>Continue to<text:s/><text:span text:style-name="T37">Edit</text:span>.<text:s/>In the box, scroll down to<text:s/><text:span text:style-name="T38">Page(s) cited</text:span><text:s/>and enter the page (range).<text:s/>Complete<text:s/>any other<text:s/>information<text:s/>you have as some important data is often missing.<text:s/>Finally,<text:s/><text:span text:style-name="T39">Apply</text:span><text:span text:style-name="T40"><text:s/></text:span><text:span text:style-name="T41">changes</text:span>.<text:s/></text:p>
                </text:list-item>
              </text:list>
            </text:list-item>
            <text:list-item>
              <text:p text:style-name="P42">If you do not have an<text:s/>ISBN or DOI: select<text:s/><text:span text:style-name="T43">Manua</text:span><text:span text:style-name="T44">l</text:span>.</text:p>
              <text:list text:continue-numbering="true">
                <text:list-item>
                  <text:p text:style-name="P45">If it is a book:<text:s/>select<text:s/><text:span text:style-name="T46">Book</text:span><text:span text:style-name="T47">,</text:span><text:s/>complete as much of the form as you can.<text:s/>Don’t forget to enter<text:s/><text:span text:style-name="T48">Page(s) cited</text:span><text:s/>with the page (range).</text:p>
                </text:list-item>
                <text:list-item>
                  <text:p text:style-name="P49">If it is an<text:s/>article:<text:s/>open<text:s/><text:span text:style-name="T50">Journal</text:span><text:s/>and complete the form.</text:p>
                </text:list-item>
              </text:list>
            </text:list-item>
          </text:list>
        </text:list-item>
        <text:list-item>
          <text:p text:style-name="P51">At the top right, select<text:s/><text:span text:style-name="T52">Publi</text:span><text:span text:style-name="T53">s</text:span><text:span text:style-name="T54">h changes</text:span>.</text:p>
        </text:list-item>
        <text:list-item>
          <text:p text:style-name="P55">IMPORTANT :<text:s/>In the<text:s/><text:span text:style-name="T56">Describe what you changed box</text:span><text:s/>indicate :</text:p>
          <text:list text:continue-numbering="true">
            <text:list-item>
              <text:p text:style-name="P57">‘’Adding a source : academic book’’</text:p>
            </text:list-item>
            <text:list-item>
              <text:p text:style-name="P58">OR<text:s/>‘’Adding a<text:s/>source :<text:s/>peer-reviewed journal article‘’</text:p>
            </text:list-item>
          </text:list>
        </text:list-item>
      </text:list>
      <text:p text:style-name="P59"/>
      <text:p text:style-name="P60"/>
      <text:p text:style-name="P61"><text:span text:style-name="T62">Author’s</text:span><text:span text:style-name="T63"><text:s/>Wikip</text:span><text:span text:style-name="T64">e</text:span><text:span text:style-name="T65">dia </text:span><text:span text:style-name="T66">username</text:span><text:span text:style-name="T67">:<text:s/></text:span><text:a xlink:href="https://fr.wikipedia.org/wiki/Utilisateur:Pmartinolli" office:target-frame-name="_top" xlink:show="replace"><text:span text:style-name="T68">https://fr.wikipedia.org/wiki/Utilisateur:Pmartinolli</text:span></text:a><text:span text:style-name="T69"><text:s/></text:span></text:p>
      <text:p text:style-name="P70"><text:span text:style-name="T71">If you wish to become a Wikipedian, visit</text:span><text:span text:style-name="T72"><text:s/></text:span><text:a xlink:href="https://github.com/pmartinolli/TM-Wikipedibus" office:target-frame-name="_top" xlink:show="replace"><text:span text:style-name="T73">https://github.com/pmartinolli/TM-Wikipedibus</text:span></text:a><text:span text:style-name="T7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SimSun" style:font-name-complex="Times New Roman" fo:font-weight="bold" style:font-weight-asian="bold" fo:color="#365F91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mbria" style:font-name-asian="SimSun" style:font-name-complex="Times New Roman" fo:color="#365F91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SimSu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SimSun" style:font-name-complex="Times New Roman" fo:color="#17365D" fo:letter-spacing="0.0034in" style:letter-kerning="true" fo:font-size="26pt" style:font-size-asian="26pt" style:font-size-complex="26pt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SimSun" style:font-name-complex="Times New Roman" fo:font-weight="bold" style:font-weight-asian="bold" fo:color="#365F91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mbria" style:font-name-asian="SimSun" style:font-name-complex="Times New Roman" fo:color="#365F91" fo:font-size="13pt" style:font-size-asian="13pt" style:font-size-complex="13pt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909in" fo:margin-left="0.8861in" fo:margin-bottom="0.4923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eur</meta:initial-creator>
    <dc:creator>Windows User</dc:creator>
    <meta:creation-date>2020-12-11T09:39:00Z</meta:creation-date>
    <dc:date>2020-12-11T09:39:00Z</dc:date>
    <meta:print-date>2019-08-19T08:45:00Z</meta:print-date>
    <meta:template xlink:href="Normal" xlink:type="simple"/>
    <meta:editing-cycles>2</meta:editing-cycles>
    <meta:editing-duration>PT0S</meta:editing-duration>
    <meta:user-defined meta:name="Docear4Word_StyleTitle">ACM SIG Proceedings With Long Author List</meta:user-defined>
    <meta:document-statistic meta:page-count="1" meta:paragraph-count="4" meta:word-count="315" meta:character-count="2110" meta:row-count="14" meta:non-whitespace-character-count="1799"/>
  </office:meta>
</office:document-meta>
</file>